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3.5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d4ea6b" draw:textarea-horizontal-align="justify" draw:textarea-vertical-align="middle" draw:auto-grow-height="false" fo:min-height="1.295cm" fo:min-width="4.251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6.75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d4ea6b" draw:textarea-horizontal-align="justify" draw:textarea-vertical-align="middle" draw:auto-grow-height="false" fo:min-height="1.295cm" fo:min-width="4.501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cm" fo:min-width="5.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d4ea6b" draw:textarea-horizontal-align="justify" draw:textarea-vertical-align="middle" draw:auto-grow-height="false" fo:min-height="1.075cm" fo:min-width="4.501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d4ea6b" draw:textarea-horizontal-align="justify" draw:textarea-vertical-align="middle" draw:auto-grow-height="false" fo:min-height="1.075cm" fo:min-width="3.751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cm" fo:min-width="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vertical-align="middle" loext:decorative="false"/>
    </style:style>
    <style:style style:name="gr10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4" style:family="graphic" style:parent-style-name="standard">
      <style:graphic-properties draw:fill-color="#ffffd7" draw:textarea-horizontal-align="justify" draw:textarea-vertical-align="middle" draw:auto-grow-height="false" fo:min-height="1.372cm" fo:min-width="4.825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f6f9d4" draw:textarea-horizontal-align="justify" draw:textarea-vertical-align="middle" draw:auto-grow-height="false" fo:min-height="1.372cm" fo:min-width="4.13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f6f9d4" draw:textarea-horizontal-align="justify" draw:textarea-vertical-align="middle" draw:auto-grow-height="false" fo:min-height="1.14cm" fo:min-width="4.13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d4ea6b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ffd7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-color="#f6f9d4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.25cm" svg:x="1cm" svg:y="1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75cm" svg:height="1.75cm" svg:x="1cm" svg:y="4.5cm">
          <text:p text:style-name="P3"><text:span text:style-name="T1">getProduc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xml:id="id3" draw:id="id3" draw:layer="layout" svg:width="7.25cm" svg:height="2.25cm" svg:x="4.25cm" svg:y="8.5cm">
          <text:p text:style-name="P1">CalculatorService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5cm" svg:height="1.75cm" svg:x="4.25cm" svg:y="12cm">
          <text:p text:style-name="P3"><text:span text:style-name="T1">getProduc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xml:id="id5" draw:id="id5" draw:layer="layout" svg:width="6cm" svg:height="2.25cm" svg:x="8.25cm" svg:y="15.5cm">
          <text:p text:style-name="P1">ApiService</text:p>
          <draw:enhanced-geometry svg:viewBox="0 0 21600 21600" draw:type="rectangle" draw:enhanced-path="M 0 0 L 21600 0 21600 21600 0 21600 0 0 Z N"/>
        </draw:custom-shape>
        <draw:custom-shape draw:style-name="gr6" draw:text-style-name="P4" xml:id="id6" draw:id="id6" draw:layer="layout" svg:width="5cm" svg:height="1.5cm" svg:x="8.25cm" svg:y="19cm">
          <text:p text:style-name="P3"><text:span text:style-name="T1">getProduc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xml:id="id7" draw:id="id7" draw:layer="layout" svg:width="4.25cm" svg:height="1.5cm" svg:x="14.5cm" svg:y="20.75cm">
          <text:p text:style-name="P3"><text:span text:style-name="T1">getApi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8" draw:id="id8" draw:layer="layout" svg:width="5.5cm" svg:height="1.75cm" svg:x="12.25cm" svg:y="23.75cm">
          <text:p text:style-name="P1">Repository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5cm" svg:height="1.75cm" svg:x="12.25cm" svg:y="26.5cm">
          <text:p text:style-name="P3"><text:span text:style-name="T1">getProduc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9" draw:text-style-name="P1" draw:layer="layout" svg:x1="3cm" svg:y1="3.25cm" svg:x2="3.375cm" svg:y2="4.5cm" draw:start-shape="id1" draw:start-glue-point="2" draw:end-shape="id2" draw:end-glue-point="4" svg:d="M3000 3250v625h375v625" svg:viewBox="0 0 376 1251">
          <text:p/>
        </draw:connector>
        <draw:connector draw:style-name="gr9" draw:text-style-name="P1" draw:layer="layout" svg:x1="7.875cm" svg:y1="10.75cm" svg:x2="6.75cm" svg:y2="12cm" draw:start-shape="id3" draw:start-glue-point="2" draw:end-shape="id4" draw:end-glue-point="4" svg:d="M7875 10750v625h-1125v625" svg:viewBox="0 0 1126 1251">
          <text:p/>
        </draw:connector>
        <draw:connector draw:style-name="gr9" draw:text-style-name="P1" draw:layer="layout" svg:x1="11.25cm" svg:y1="17.75cm" svg:x2="10.75cm" svg:y2="19cm" draw:start-shape="id5" draw:start-glue-point="2" draw:end-shape="id6" draw:end-glue-point="4" svg:d="M11250 17750v625h-500v625" svg:viewBox="0 0 501 1251">
          <text:p/>
        </draw:connector>
        <draw:connector draw:style-name="gr9" draw:text-style-name="P1" draw:layer="layout" draw:line-skew="-0.75cm" svg:x1="11.25cm" svg:y1="17.75cm" svg:x2="16.625cm" svg:y2="20.75cm" draw:start-shape="id5" draw:start-glue-point="2" draw:end-shape="id7" draw:end-glue-point="4" svg:d="M11250 17750v750h5375v2250" svg:viewBox="0 0 5376 3001">
          <text:p/>
        </draw:connector>
        <draw:connector draw:style-name="gr9" draw:text-style-name="P1" draw:layer="layout" svg:x1="15cm" svg:y1="25.5cm" svg:x2="14.75cm" svg:y2="26.5cm" draw:start-shape="id8" draw:start-glue-point="2" draw:end-shape="id9" draw:end-glue-point="4" svg:d="M15000 25500v500h-250v500" svg:viewBox="0 0 251 1001">
          <text:p/>
        </draw:connector>
        <draw:connector draw:style-name="gr10" draw:text-style-name="P5" draw:layer="layout" svg:x1="3.375cm" svg:y1="6.25cm" svg:x2="4.25cm" svg:y2="12.875cm" draw:start-shape="id2" draw:start-glue-point="6" draw:end-shape="id4" draw:end-glue-point="5" svg:d="M3375 6250v6625h875" svg:viewBox="0 0 876 6626">
          <text:p/>
        </draw:connector>
        <draw:connector draw:style-name="gr11" draw:text-style-name="P5" draw:layer="layout" svg:x1="6.75cm" svg:y1="13.75cm" svg:x2="8.25cm" svg:y2="19.75cm" draw:start-shape="id4" draw:start-glue-point="6" draw:end-shape="id6" draw:end-glue-point="5" svg:d="M6750 13750v6000h1500" svg:viewBox="0 0 1501 6001">
          <text:p/>
        </draw:connector>
        <draw:connector draw:style-name="gr12" draw:text-style-name="P5" draw:layer="layout" svg:x1="10.75cm" svg:y1="20.5cm" svg:x2="14.5cm" svg:y2="21.5cm" draw:start-shape="id6" draw:start-glue-point="6" draw:end-shape="id7" draw:end-glue-point="5" svg:d="M10750 20500v1000h3750" svg:viewBox="0 0 3751 1001">
          <text:p/>
        </draw:connector>
        <draw:connector draw:style-name="gr13" draw:text-style-name="P5" draw:layer="layout" svg:x1="10.75cm" svg:y1="20.5cm" svg:x2="12.25cm" svg:y2="27.375cm" draw:start-shape="id6" draw:start-glue-point="6" draw:end-shape="id9" draw:end-glue-point="5" svg:d="M10750 20500v6875h1500" svg:viewBox="0 0 1501 6876">
          <text:p/>
        </draw:connector>
        <draw:custom-shape draw:style-name="gr14" draw:text-style-name="P7" draw:layer="layout" svg:width="5.75cm" svg:height="1.75cm" svg:x="8.75cm" svg:y="10.5cm">
          <text:p text:style-name="P6"><text:span text:style-name="T2">+ calculates VAT</text:span></text:p>
          <draw:enhanced-geometry svg:viewBox="0 0 21600 21600" draw:text-areas="800 800 20800 20800" draw:type="round-rectangular-callout" draw:modifiers="4247.88732394366 32147.1159337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8" draw:layer="layout" svg:width="5cm" svg:height="1.75cm" svg:x="5.25cm" svg:y="1.75cm">
          <text:p text:style-name="P6"><text:span text:style-name="T2">+takes parameter from request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8" draw:layer="layout" svg:width="5cm" svg:height="1.5cm" svg:x="12.5cm" svg:y="16.5cm">
          <text:p text:style-name="P6"><text:span text:style-name="T2">+ copies amounts from api data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55:41.857840856</meta:creation-date>
    <dc:date>2024-11-19T13:58:56.054974400</dc:date>
    <meta:editing-duration>PT1H8M13S</meta:editing-duration>
    <meta:editing-cycles>5</meta:editing-cycles>
    <meta:generator>LibreOffice/24.2.5.2$Linux_X86_64 LibreOffice_project/420$Build-2</meta:generator>
    <meta:document-statistic meta:object-count="21"/>
  </office:meta>
</office:document-meta>
</file>